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style:text-underline-style="solid" style:text-underline-width="auto" style:text-underline-color="font-color"/>
    </style:style>
    <style:style style:name="P2" style:family="paragraph" style:parent-style-name="Standard">
      <style:paragraph-properties fo:line-height="150%"/>
      <style:text-properties style:font-name="Times New Roman" style:text-underline-style="none"/>
    </style:style>
    <style:style style:name="P3" style:family="paragraph" style:parent-style-name="Standard">
      <style:paragraph-properties fo:line-height="150%"/>
      <style:text-properties fo:color="#000000" style:font-name="Times New Roman" style:text-underline-style="none"/>
    </style:style>
    <style:style style:name="P4" style:family="paragraph" style:parent-style-name="Standard" style:list-style-name="L1">
      <style:paragraph-properties fo:line-height="150%"/>
    </style:style>
    <style:style style:name="P5" style:family="paragraph" style:parent-style-name="Standard" style:list-style-name="L2">
      <style:paragraph-properties fo:line-height="150%"/>
    </style:style>
    <style:style style:name="P6" style:family="paragraph" style:parent-style-name="Standard" style:list-style-name="L2">
      <style:paragraph-properties fo:line-height="150%"/>
      <style:text-properties fo:color="#000000" style:font-name="Times New Roman" style:text-underline-style="none"/>
    </style:style>
    <style:style style:name="P7" style:family="paragraph" style:parent-style-name="Standard" style:list-style-name="L3">
      <style:paragraph-properties fo:line-height="150%"/>
      <style:text-properties fo:color="#000000" style:font-name="Times New Roman" style:text-underline-style="none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style:text-underline-style="solid" style:text-underline-width="auto" style:text-underline-color="font-color"/>
    </style:style>
    <style:style style:name="P9" style:family="paragraph" style:parent-style-name="Standard">
      <style:paragraph-properties fo:line-height="150%"/>
      <style:text-properties style:font-name="Times New Roman" style:text-underline-style="none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000000" style:font-name="Times New Roman"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language="en" fo:country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Personnel Qualifications List</text:p>
      <text:p text:style-name="P2"/>
      <text:p text:style-name="P2">A.<text:tab/><text:span text:style-name="T4">Education:</text:span></text:p>
      <text:p text:style-name="P2"><text:tab/>since October 2018<text:tab/><text:tab/><text:tab/><text:span text:style-name="T1">Karlsruher Institute </text:span><text:span text:style-name="T1">of</text:span><text:span text:style-name="T1"> </text:span><text:span text:style-name="T1">Technology</text:span><text:span text:style-name="T1"> (KIT)</text:span></text:p>
      <text:p text:style-name="P2"><text:tab/><text:tab/><text:tab/><text:tab/><text:tab/><text:tab/><text:span text:style-name="T1">Electrical Engineering and Information <text:tab/><text:tab/><text:tab/><text:tab/><text:tab/><text:tab/><text:tab/><text:tab/>Technology, Bachelor Studies</text:span></text:p>
      <text:p text:style-name="P3"/>
      <text:p text:style-name="P3"><text:tab/><text:tab/><text:tab/><text:tab/><text:tab/><text:tab/>Secondary Education (A-levels)</text:p>
      <text:p text:style-name="P3"><text:tab/>2015 – 2018<text:tab/><text:tab/><text:tab/><text:tab/>Armin-Knab-Gymnasium, Kitzingen</text:p>
      <text:p text:style-name="P2"><text:tab/>2009 - 2015<text:tab/><text:tab/><text:tab/><text:tab/><text:span text:style-name="T1">Jakob-Stoll-Realschule, Würzburg</text:span></text:p>
      <text:p text:style-name="P2">B.<text:tab/><text:span text:style-name="T4">Work </text:span><text:span text:style-name="T2">Experience:</text:span></text:p>
      <text:p text:style-name="P3"><text:tab/>since October 2019<text:tab/><text:tab/><text:tab/>Math tutor at Studienkreis Karlsruhe-Mühlburg</text:p>
      <text:list xml:id="list11056679602709606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4"><text:span text:style-name="T3">teaching Students up until the 12/13 grade in Math and </text:span>physic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tab/>August 2018 - September 2018<text:tab/>Summer Job at</text:p>
      <text:p text:style-name="P3"><text:tab/><text:tab/><text:tab/><text:tab/><text:tab/><text:tab/>Service and ElectroMechanical Devices (semd)<text:tab/><text:tab/><text:tab/><text:tab/><text:tab/><text:tab/><text:tab/>Rottendorf</text:p>
      <text:list xml:id="list7578596225896574666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Built wireless switches</text:p>
                                    </text:list-item>
                                    <text:list-item>
                                      <text:p text:style-name="P5"><text:span text:style-name="T3">Used </text:span><text:bookmark text:name="tw-target-text"/><text:span text:style-name="T5">laser engraving machi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tab/>2016 – 2018<text:tab/><text:tab/><text:tab/><text:tab/>Math tutor at Schülerhilfe Ochsenfurt</text:p>
      <text:list xml:id="list1498253270253373955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Thought Students up until 10 grade in Math and physics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1">C.<text:tab/></text:span><text:span text:style-name="T2">Special Skills and Awards:</text:span></text:p>
      <text:p text:style-name="P3"><text:tab/>August 2018<text:tab/><text:tab/><text:tab/><text:tab/>Prize of the German Physics Association <text:s/>(DPG)</text:p>
      <text:p text:style-name="P2"><text:span text:style-name="T1"><text:tab/>March 2018<text:tab/><text:tab/><text:tab/><text:tab/>Cambridge </text:span><text:span text:style-name="T1">Certificate</text:span></text:p>
      <text:p text:style-name="P2"><text:span text:style-name="T1"><text:tab/><text:tab/><text:tab/><text:tab/><text:tab/><text:tab/></text:span><text:span text:style-name="T1">Programming</text:span><text:span text:style-name="T1"> </text:span><text:span text:style-name="T1">skills</text:span><text:span text:style-name="T1"> (C++)</text:span></text:p>
      <text:p text:style-name="P3"><text:tab/><text:tab/><text:tab/><text:tab/><text:tab/><text:tab/>Language skills:<text:tab/>German = Native Speaker</text:p>
      <text:p text:style-name="P3"><text:tab/><text:tab/><text:tab/><text:tab/><text:tab/><text:tab/><text:tab/><text:tab/><text:tab/>English = C1 - Proficient</text:p>
      <text:p text:style-name="P3"><text:tab/><text:tab/><text:tab/><text:tab/><text:tab/><text:tab/><text:tab/><text:tab/><text:tab/>Spanish = B1 - Independent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Header">Kai Braungardt<text:tab/>21 NOV 2019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i Braungardt</meta:initial-creator>
    <meta:creation-date>2019-11-14T09:49:23.61</meta:creation-date>
    <dc:date>2020-01-20T17:31:22.48</dc:date>
    <dc:creator>Kai Braungardt</dc:creator>
    <meta:editing-duration>PT6H14M25S</meta:editing-duration>
    <meta:editing-cycles>21</meta:editing-cycles>
    <meta:generator>OpenOffice/4.1.5$Win32 OpenOffice.org_project/415m1$Build-9789</meta:generator>
    <meta:printed-by>Kai Braungardt</meta:printed-by>
    <meta:print-date>2020-01-20T17:21:52.36</meta:print-date>
    <meta:document-statistic meta:table-count="0" meta:image-count="0" meta:object-count="0" meta:page-count="1" meta:paragraph-count="24" meta:word-count="140" meta:character-count="1035"/>
  </office:meta>
</office:document-meta>
</file>